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440c6"/>
    </style:style>
    <style:style style:name="T1" style:family="text">
      <style:text-properties fo:color="#8c8c8c" style:font-name="JetBrains Mono" fo:font-size="12pt" fo:font-style="italic" fo:font-weight="normal" style:font-size-asian="12pt" style:font-style-asian="italic" style:font-weight-asian="normal"/>
    </style:style>
    <style:style style:name="T2" style:family="text">
      <style:text-properties fo:color="#083080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080808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067d17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067d17" style:font-name="JetBrains Mono" fo:font-size="12pt" fo:font-style="normal" fo:font-weight="normal" officeooo:rsid="000440c6" style:font-size-asian="12pt" style:font-style-asian="normal" style:font-weight-asian="normal"/>
    </style:style>
    <style:style style:name="T6" style:family="text">
      <style:text-properties fo:color="#1750eb" style:font-name="JetBrains Mono" fo:font-size="12pt" fo:font-style="normal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 id eurekas server(must be!)</text:span><text:line-break/><text:span text:style-name="T2">spring.application.name</text:span><text:span text:style-name="T3">=</text:span><text:span text:style-name="T4">client2</text:span><text:line-break/><text:line-break/><text:span text:style-name="T1"># id eurekas server(must be!)</text:span><text:line-break/><text:span text:style-name="T2">server.port</text:span><text:span text:style-name="T3">=</text:span><text:span text:style-name="T6">0</text:span><text:line-break/><text:line-break/><text:span text:style-name="T1"># url for microservice regictration (must be!)</text:span><text:line-break/><text:span text:style-name="T2">eureka.client.service-url.defaultZone</text:span><text:span text:style-name="T3">=</text:span><text:span text:style-name="T4">http://localhost:8761/eureka</text:span><text:line-break/><text:line-break/><text:span text:style-name="T1"># logs format</text:span><text:line-break/><text:span text:style-name="T2">logging.pattern.console</text:span><text:span text:style-name="T3">=</text:span><text:span text:style-name="T4">%C{1.} [%-5level] %d{HH:mm:ss} - %msg%n</text:span></text:p>
      <text:p text:style-name="P1"><text:span text:style-name="T4"/></text:p>
      <text:p text:style-name="P1"><text:span text:style-name="T5">tmpVar = 100</text:span><text:line-break/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5T20:50:47.533670398</meta:creation-date>
    <dc:date>2024-11-25T20:58:31.752623780</dc:date>
    <meta:editing-duration>PT5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1" meta:character-count="315" meta:non-whitespace-character-count="280"/>
  </office:meta>
</office:document-meta>
</file>